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3" fo:font-size="16pt" style:font-name-asian="Liberation Sans3" style:font-size-asian="16pt" style:font-name-complex="Liberation Sans3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3" style:font-size-asian="16pt" style:font-name-complex="Liberation Sans3" style:font-size-complex="16pt"/>
    </style:style>
    <style:style style:name="T6" style:family="text">
      <style:text-properties fo:color="#000000" style:font-name="Liberation Sans3" fo:font-size="16pt" style:font-name-asian="Liberation Sans3" style:font-size-asian="16pt" style:font-name-complex="Liberation Sans3" style:font-size-complex="16pt"/>
    </style:style>
    <style:style style:name="T7" style:family="text">
      <style:text-properties fo:color="#000000" style:font-name="Symbol2" fo:font-size="16pt" style:font-name-asian="Symbol2" style:font-size-asian="16pt" style:font-name-complex="Symbol2" style:font-size-complex="16pt"/>
    </style:style>
    <style:style style:name="T8" style:family="text">
      <style:text-properties fo:color="#000000" style:font-name="Liberation Sans" fo:font-size="16pt" style:font-name-asian="Liberation Sans3" style:font-size-asian="16pt" style:font-name-complex="Liberation Sans3" style:font-size-complex="16pt"/>
    </style:style>
    <style:style style:name="T9" style:family="text">
      <style:text-properties fo:color="#000000" style:font-name="Liberation Sans" fo:font-size="16pt" style:font-name-asian="Symbol2" style:font-size-asian="16pt" style:font-name-complex="Symbol2" style:font-size-complex="16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-│X </text:span><text:span text:style-name="T7">Ç </text:span><text:span text:style-name="T8">Y</text:span><text:span text:style-name="T6">│-│X </text:span><text:span text:style-name="T7">Ç </text:span><text:span text:style-name="T9">Z</text:span><text:span text:style-name="T6">│-│Y </text:span><text:span text:style-name="T7">Ç </text:span><text:span text:style-name="T9">Z</text:span><text:span text:style-name="T6">│+│X </text:span><text:span text:style-name="T7">Ç </text:span><text:span text:style-name="T8">Y </text:span><text:span text:style-name="T7">Ç Z</text:span><text:span text:style-name="T6">│</text:span></text:p>
          </draw:text-box>
        </draw:frame>
        <draw:frame draw:style-name="gr3" draw:text-style-name="P4" draw:layer="layout" svg:width="0.896cm" svg:height="1.09cm" svg:x="4.689cm" svg:y="5.184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9.489cm" svg:y="4.584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9.689cm" svg:y="6.384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15.189cm" svg:y="4.984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12.049cm" svg:y="7.028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7.689cm" svg:y="6.984cm">
          <draw:text-box>
            <text:p><text:span text:style-name="T10">1</text:span></text:p>
          </draw:text-box>
        </draw:frame>
        <draw:frame draw:style-name="gr3" draw:text-style-name="P4" draw:layer="layout" svg:width="0.896cm" svg:height="1.09cm" svg:x="9.889cm" svg:y="10.284cm">
          <draw:text-box>
            <text:p><text:span text:style-name="T10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5" svg:font-family="'Liberation Sans'" style:font-pitch="variable" style:font-charset="x-symbol"/>
    <style:font-face style:name="Symbol" svg:font-family="Symbol" style:font-pitch="variable" style:font-charset="x-symbol"/>
    <style:font-face style:name="Liberation Sans4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45:03.757849740</dc:date>
    <dc:creator>elucterio </dc:creator>
    <meta:editing-duration>PT11H54M47S</meta:editing-duration>
    <meta:editing-cycles>11</meta:editing-cycles>
    <meta:generator>LibreOffice/4.2.8.2$Linux_X86_64 LibreOffice_project/420m0$Build-2</meta:generator>
    <meta:document-statistic meta:object-count="11"/>
  </office:meta>
</office:document-meta>
</file>